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5be8" officeooo:paragraph-rsid="00035be8"/>
    </style:style>
    <style:style style:name="P2" style:family="paragraph" style:parent-style-name="Standard">
      <style:text-properties officeooo:rsid="0009b0cf" officeooo:paragraph-rsid="0009b0cf"/>
    </style:style>
    <style:style style:name="P3" style:family="paragraph" style:parent-style-name="Standard">
      <style:text-properties officeooo:rsid="000dfa69" officeooo:paragraph-rsid="000dfa69"/>
    </style:style>
    <style:style style:name="P4" style:family="paragraph" style:parent-style-name="Standard">
      <style:text-properties fo:color="#cccccc" officeooo:rsid="0009d7e9" officeooo:paragraph-rsid="0009d7e9" fo:background-color="#333333"/>
    </style:style>
    <style:style style:name="P5" style:family="paragraph" style:parent-style-name="Standard">
      <style:text-properties fo:color="#000000" officeooo:rsid="00101fcf" officeooo:paragraph-rsid="00101fcf" fo:background-color="#333333"/>
    </style:style>
    <style:style style:name="P6" style:family="paragraph" style:parent-style-name="Standard">
      <style:text-properties fo:color="#000000" officeooo:rsid="0011a2bc" officeooo:paragraph-rsid="0011a2bc" fo:background-color="#333333"/>
    </style:style>
    <style:style style:name="P7" style:family="paragraph" style:parent-style-name="Standard">
      <style:text-properties fo:color="#000000" officeooo:rsid="000fa151" officeooo:paragraph-rsid="000fa151" fo:background-color="transparent"/>
    </style:style>
    <style:style style:name="P8" style:family="paragraph" style:parent-style-name="Standard">
      <style:text-properties fo:color="#000000" officeooo:rsid="00101fcf" officeooo:paragraph-rsid="00101fcf" fo:background-color="transparent"/>
    </style:style>
    <style:style style:name="P9" style:family="paragraph" style:parent-style-name="Standard">
      <style:text-properties fo:color="#000000" officeooo:rsid="0011a2bc" officeooo:paragraph-rsid="0011a2bc" fo:background-color="transparent"/>
    </style:style>
    <style:style style:name="P10" style:family="paragraph" style:parent-style-name="Standard">
      <style:text-properties fo:color="#000000" officeooo:rsid="001b6557" officeooo:paragraph-rsid="001b6557" fo:background-color="transparent"/>
    </style:style>
    <style:style style:name="P11" style:family="paragraph" style:parent-style-name="Standard">
      <style:text-properties fo:color="#000000" officeooo:rsid="00233921" officeooo:paragraph-rsid="00233921" fo:background-color="transparent"/>
    </style:style>
    <style:style style:name="P12" style:family="paragraph" style:parent-style-name="Standard">
      <style:text-properties fo:color="#000000" officeooo:rsid="002e525b" officeooo:paragraph-rsid="002e525b" fo:background-color="transparent"/>
    </style:style>
    <style:style style:name="P13" style:family="paragraph" style:parent-style-name="Standard">
      <style:text-properties fo:color="#000000" fo:font-size="12pt" officeooo:rsid="000fa151" officeooo:paragraph-rsid="000fa151" fo:background-color="transparent" style:font-size-asian="12pt" style:font-size-complex="12pt"/>
    </style:style>
    <style:style style:name="P14" style:family="paragraph" style:parent-style-name="Standard">
      <style:text-properties fo:color="#000000" fo:font-size="14pt" fo:font-weight="bold" officeooo:rsid="00283736" officeooo:paragraph-rsid="00283736" fo:background-color="transparent" style:font-size-asian="14pt" style:font-weight-asian="bold" style:font-size-complex="14pt" style:font-weight-complex="bold"/>
    </style:style>
    <style:style style:name="P15" style:family="paragraph" style:parent-style-name="Standard">
      <style:text-properties officeooo:rsid="0009d7e9" officeooo:paragraph-rsid="0009d7e9"/>
    </style:style>
    <style:style style:name="P16" style:family="paragraph" style:parent-style-name="Standard">
      <style:text-properties officeooo:rsid="000fa151" officeooo:paragraph-rsid="000fa151"/>
    </style:style>
    <style:style style:name="P17" style:family="paragraph" style:parent-style-name="Standard">
      <style:text-properties officeooo:rsid="000fa151" officeooo:paragraph-rsid="000fa151" fo:background-color="#333333"/>
    </style:style>
    <style:style style:name="P18" style:family="paragraph" style:parent-style-name="Standard">
      <style:text-properties fo:color="#d9e8f7" style:font-name="Monospace" fo:font-size="10pt" officeooo:rsid="0011a2bc" officeooo:paragraph-rsid="0011a2bc" fo:background-color="#333333" style:font-size-asian="10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283736" officeooo:paragraph-rsid="00283736" fo:background-color="transparent" style:font-size-asian="12pt" style:font-weight-asian="bold" style:font-size-complex="12pt" style:font-weight-complex="bold"/>
    </style:style>
    <style:style style:name="P20" style:family="paragraph" style:parent-style-name="Standard">
      <style:text-properties fo:font-variant="normal" fo:text-transform="none" fo:color="#000000" style:font-name="Liberation Serif" fo:font-size="12pt" fo:letter-spacing="normal" fo:font-style="normal" fo:font-weight="normal" officeooo:rsid="002ae5a8" officeooo:paragraph-rsid="002ae5a8" fo:background-color="transparent" style:font-size-asian="12pt" style:font-weight-asian="bold" style:font-size-complex="12pt" style:font-weight-complex="bold"/>
    </style:style>
    <style:style style:name="P21" style:family="paragraph" style:parent-style-name="Standard">
      <style:text-properties fo:font-variant="normal" fo:text-transform="none" fo:color="#000000" style:font-name="Liberation Serif" fo:font-size="12pt" fo:letter-spacing="normal" fo:font-style="normal" fo:font-weight="normal" officeooo:rsid="002d0190" officeooo:paragraph-rsid="002ae5a8" fo:background-color="transparent" style:font-size-asian="12pt" style:font-weight-asian="bold" style:font-size-complex="12pt" style:font-weight-complex="bold"/>
    </style:style>
    <style:style style:name="P22" style:family="paragraph" style:parent-style-name="Standard">
      <style:text-properties fo:font-variant="normal" fo:text-transform="none" fo:color="#000000" style:font-name="Liberation Serif" fo:font-size="12pt" fo:letter-spacing="normal" fo:font-style="normal" fo:font-weight="normal" officeooo:rsid="002d0190" officeooo:paragraph-rsid="002d0190" fo:background-color="transparent" style:font-size-asian="12pt" style:font-weight-asian="bold" style:font-size-complex="12pt" style:font-weight-complex="bold"/>
    </style:style>
    <style:style style:name="P23" style:family="paragraph" style:parent-style-name="Standard">
      <style:text-properties officeooo:paragraph-rsid="002e525b"/>
    </style:style>
    <style:style style:name="P24" style:family="paragraph" style:parent-style-name="Text_20_body">
      <style:text-properties officeooo:paragraph-rsid="000c1d9b"/>
    </style:style>
    <style:style style:name="P25" style:family="paragraph" style:parent-style-name="Text_20_body">
      <style:text-properties officeooo:paragraph-rsid="000dfa69"/>
    </style:style>
    <style:style style:name="P26" style:family="paragraph" style:parent-style-name="Text_20_body">
      <style:text-properties officeooo:rsid="000fa151" officeooo:paragraph-rsid="002d50fc"/>
    </style:style>
    <style:style style:name="P27" style:family="paragraph" style:parent-style-name="Text_20_body">
      <style:text-properties fo:font-variant="normal" fo:text-transform="none" fo:color="#000000" style:font-name="Liberation Serif" fo:font-size="12pt" fo:letter-spacing="normal" fo:font-style="normal" fo:font-weight="normal" officeooo:rsid="000fa151" officeooo:paragraph-rsid="000fa151" fo:background-color="transparent" style:font-size-asian="12pt" style:font-size-complex="12pt"/>
    </style:style>
    <style:style style:name="P28" style:family="paragraph" style:parent-style-name="Standard">
      <style:paragraph-properties fo:margin-left="0cm" fo:margin-right="0cm" fo:text-align="start" style:justify-single-word="false" fo:text-indent="0cm" style:auto-text-indent="false"/>
      <style:text-properties fo:background-color="#333333"/>
    </style:style>
    <style:style style:name="P29" style:family="paragraph" style:parent-style-name="Standard">
      <style:paragraph-properties fo:margin-left="0cm" fo:margin-right="0cm" fo:text-align="start" style:justify-single-word="false" fo:text-indent="0cm" style:auto-text-indent="false"/>
      <style:text-properties fo:color="#d9e8f7" style:font-name="Monospace" fo:font-size="10pt" fo:background-color="#333333" style:font-size-asian="10pt"/>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paragraph-properties fo:margin-left="0cm" fo:margin-right="0cm" fo:text-align="start" style:justify-single-word="false" fo:text-indent="0cm" style:auto-text-indent="false"/>
      <style:text-properties fo:color="#000000" fo:font-weight="normal"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fo:font-weight="normal" officeooo:paragraph-rsid="0039ea90"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style:font-size-asian="10pt" style:font-weight-asian="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color="#808080" style:font-name="Monospace" fo:font-size="10pt" fo:font-weight="normal" style:font-size-asian="10pt" style:font-weight-asian="normal" style:font-weight-complex="normal"/>
    </style:style>
    <style:style style:name="P35" style:family="paragraph" style:parent-style-name="Standard" style:list-style-name="L1"/>
    <style:style style:name="P36" style:family="paragraph" style:parent-style-name="Standard" style:list-style-name="L1">
      <style:text-properties officeooo:rsid="00035be8" officeooo:paragraph-rsid="00035be8"/>
    </style:style>
    <style:style style:name="P37" style:family="paragraph" style:parent-style-name="Standard" style:list-style-name="L1">
      <style:text-properties officeooo:rsid="000458b8" officeooo:paragraph-rsid="000458b8"/>
    </style:style>
    <style:style style:name="P38" style:family="paragraph" style:parent-style-name="Standard" style:list-style-name="L1">
      <style:text-properties officeooo:rsid="0009b0cf" officeooo:paragraph-rsid="000c1d9b"/>
    </style:style>
    <style:style style:name="P39" style:family="paragraph" style:parent-style-name="Standard" style:list-style-name="L3">
      <style:text-properties officeooo:rsid="0009b0cf" officeooo:paragraph-rsid="0009b0cf"/>
    </style:style>
    <style:style style:name="P40" style:family="paragraph" style:parent-style-name="Standard" style:list-style-name="L1">
      <style:text-properties officeooo:rsid="000dfa69" officeooo:paragraph-rsid="000dfa69"/>
    </style:style>
    <style:style style:name="P41" style:family="paragraph" style:parent-style-name="Standard" style:list-style-name="L1">
      <style:text-properties officeooo:rsid="0011a2bc" officeooo:paragraph-rsid="0011a2bc"/>
    </style:style>
    <style:style style:name="P42" style:family="paragraph" style:parent-style-name="Standard" style:list-style-name="L1">
      <style:text-properties officeooo:rsid="002820e0" officeooo:paragraph-rsid="002820e0"/>
    </style:style>
    <style:style style:name="P43" style:family="paragraph" style:parent-style-name="Standard" style:list-style-name="L4">
      <style:text-properties fo:color="#000000" fo:font-weight="bold" officeooo:rsid="00101fcf" officeooo:paragraph-rsid="00101fcf" fo:background-color="transparent" style:font-weight-asian="bold" style:font-weight-complex="bold"/>
    </style:style>
    <style:style style:name="P44" style:family="paragraph" style:parent-style-name="Standard" style:list-style-name="L5">
      <style:text-properties fo:color="#000000" fo:font-size="14pt" fo:font-weight="bold" officeooo:rsid="00283736" officeooo:paragraph-rsid="00283736" fo:background-color="transparent" style:font-size-asian="14pt" style:font-weight-asian="bold" style:font-size-complex="14pt" style:font-weight-complex="bold"/>
    </style:style>
    <style:style style:name="P45" style:family="paragraph" style:parent-style-name="Standard">
      <style:text-properties fo:font-variant="normal" fo:text-transform="none" fo:color="#000000" style:font-name="Liberation Serif" fo:font-size="12pt" fo:letter-spacing="normal" fo:font-style="normal" fo:font-weight="normal" officeooo:rsid="003093b8" officeooo:paragraph-rsid="002e525b" style:font-size-asian="12pt" style:font-size-complex="12pt"/>
    </style:style>
    <style:style style:name="P46" style:family="paragraph" style:parent-style-name="Standard">
      <style:text-properties fo:font-variant="normal" fo:text-transform="none" fo:color="#666666" style:font-name="Monospace" fo:font-size="10pt" fo:letter-spacing="normal" fo:font-style="italic" fo:font-weight="normal" officeooo:rsid="003093b8" officeooo:paragraph-rsid="002e525b" style:font-size-asian="10pt" style:font-style-asian="italic" style:font-weight-asian="normal" style:font-size-complex="12pt" style:font-weight-complex="normal"/>
    </style:style>
    <style:style style:name="P47" style:family="paragraph" style:parent-style-name="Standard">
      <style:text-properties fo:color="#f9faf4" style:font-name="Monospace" fo:font-size="10pt" officeooo:paragraph-rsid="002e525b" style:font-size-asian="10pt"/>
    </style:style>
    <style:style style:name="P48" style:family="paragraph" style:parent-style-name="Standard">
      <style:paragraph-properties fo:margin-left="0cm" fo:margin-right="0cm" fo:text-align="start" style:justify-single-word="false" fo:text-indent="0cm" style:auto-text-indent="false"/>
      <style:text-properties fo:color="#000000" style:font-name="Monospace" fo:font-size="10pt" fo:font-weight="normal" style:font-size-asian="10pt" style:font-weight-asian="normal" style:font-weight-complex="normal"/>
    </style:style>
    <style:style style:name="P49" style:family="paragraph" style:parent-style-name="Text_20_body" style:list-style-name="L2">
      <style:text-properties fo:font-weight="bold" officeooo:paragraph-rsid="000c1d9b" style:font-weight-asian="bold" style:font-weight-complex="bold"/>
    </style:style>
    <style:style style:name="P50" style:family="paragraph" style:parent-style-name="Text_20_body" style:list-style-name="L2">
      <style:text-properties fo:font-weight="bold" officeooo:rsid="000c1d9b" officeooo:paragraph-rsid="000c1d9b" style:font-weight-asian="bold" style:font-weight-complex="bold"/>
    </style:style>
    <style:style style:name="T1" style:family="text">
      <style:text-properties officeooo:rsid="0009d7e9"/>
    </style:style>
    <style:style style:name="T2" style:family="text">
      <style:text-properties officeooo:rsid="000c1d9b"/>
    </style:style>
    <style:style style:name="T3" style:family="text">
      <style:text-properties fo:color="#cccccc" fo:background-color="#333333" loext:char-shading-value="0"/>
    </style:style>
    <style:style style:name="T4" style:family="text">
      <style:text-properties fo:color="#cccccc" officeooo:rsid="000c1d9b" fo:background-color="#333333" loext:char-shading-value="0"/>
    </style:style>
    <style:style style:name="T5" style:family="text">
      <style:text-properties fo:color="#cccccc" officeooo:rsid="000c1d9b"/>
    </style:style>
    <style:style style:name="T6" style:family="text">
      <style:text-properties fo:color="#cccccc" style:font-name="Liberation Serif" fo:font-size="12pt" fo:background-color="#666666" loext:char-shading-value="0" style:font-size-asian="12pt" style:font-size-complex="12pt"/>
    </style:style>
    <style:style style:name="T7" style:family="text">
      <style:text-properties fo:font-weight="bold" style:font-weight-asian="bold" style:font-weight-complex="bold"/>
    </style:style>
    <style:style style:name="T8" style:family="text">
      <style:text-properties officeooo:rsid="000fa151"/>
    </style:style>
    <style:style style:name="T9" style:family="text">
      <style:text-properties fo:color="#a0a0a0" style:font-name="Monospace" fo:font-size="10pt" fo:font-style="italic" style:font-size-asian="10pt" style:font-style-asian="italic"/>
    </style:style>
    <style:style style:name="T10" style:family="text">
      <style:text-properties fo:color="#a0a0a0" style:font-name="Monospace" fo:font-size="10pt" fo:font-style="italic" fo:background-color="#373737" loext:char-shading-value="0" style:font-size-asian="10pt" style:font-style-asian="italic"/>
    </style:style>
    <style:style style:name="T11" style:family="text">
      <style:text-properties fo:color="#a0a0a0" style:font-name="Liberation Serif" fo:font-size="12pt" fo:font-style="italic" fo:background-color="#666666" loext:char-shading-value="0" style:font-size-asian="12pt" style:font-style-asian="italic" style:font-size-complex="12pt"/>
    </style:style>
    <style:style style:name="T12" style:family="text">
      <style:text-properties fo:color="#f9faf4" style:font-name="Monospace" fo:font-size="10pt" style:font-size-asian="10pt"/>
    </style:style>
    <style:style style:name="T13" style:family="text">
      <style:text-properties fo:color="#f9faf4" style:font-name="Monospace" fo:font-size="10pt" fo:background-color="#373737" loext:char-shading-value="0" style:font-size-asian="10pt"/>
    </style:style>
    <style:style style:name="T14" style:family="text">
      <style:text-properties fo:color="#f9faf4" style:font-name="Liberation Serif" fo:font-size="12pt" fo:background-color="#666666" loext:char-shading-value="0" style:font-size-asian="12pt" style:font-size-complex="12pt"/>
    </style:style>
    <style:style style:name="T15" style:family="text">
      <style:text-properties fo:color="#17c6a3" style:font-name="Monospace" fo:font-size="10pt" style:font-size-asian="10pt"/>
    </style:style>
    <style:style style:name="T16" style:family="text">
      <style:text-properties fo:color="#17c6a3" style:font-name="Monospace" fo:font-size="10pt" fo:background-color="#373737" loext:char-shading-value="0" style:font-size-asian="10pt"/>
    </style:style>
    <style:style style:name="T17" style:family="text">
      <style:text-properties fo:color="#17c6a3" style:font-name="Liberation Serif" fo:font-size="12pt" fo:background-color="#666666" loext:char-shading-value="0" style:font-size-asian="12pt" style:font-size-complex="12pt"/>
    </style:style>
    <style:style style:name="T18" style:family="text">
      <style:text-properties fo:color="#d9e8f7" style:font-name="Monospace" fo:font-size="10pt" style:font-size-asian="10pt"/>
    </style:style>
    <style:style style:name="T19" style:family="text">
      <style:text-properties fo:color="#cc6c1d" style:font-name="Monospace" fo:font-size="10pt" style:font-size-asian="10pt"/>
    </style:style>
    <style:style style:name="T20" style:family="text">
      <style:text-properties fo:color="#1290c3" style:font-name="Monospace" fo:font-size="10pt" style:font-size-asian="10pt"/>
    </style:style>
    <style:style style:name="T21" style:family="text">
      <style:text-properties fo:color="#1eb540" style:font-name="Monospace" fo:font-size="10pt" style:font-size-asian="10pt"/>
    </style:style>
    <style:style style:name="T22" style:family="text">
      <style:text-properties fo:color="#e6e6fa" style:font-name="Monospace" fo:font-size="10pt" style:font-size-asian="10pt"/>
    </style:style>
    <style:style style:name="T23" style:family="text">
      <style:text-properties fo:color="#66aff9" style:font-name="Monospace" fo:font-size="10pt" style:text-underline-style="solid" style:text-underline-width="auto" style:text-underline-color="font-color" style:font-size-asian="10pt"/>
    </style:style>
    <style:style style:name="T24" style:family="text">
      <style:text-properties fo:color="#79abff" style:font-name="Monospace" fo:font-size="10pt" style:font-size-asian="10pt"/>
    </style:style>
    <style:style style:name="T25" style:family="text">
      <style:text-properties fo:color="#f2f200" style:font-name="Monospace" fo:font-size="10pt" style:font-size-asian="10pt"/>
    </style:style>
    <style:style style:name="T26" style:family="text">
      <style:text-properties fo:color="#a7ec21" style:font-name="Monospace" fo:font-size="10pt" style:font-size-asian="10pt"/>
    </style:style>
    <style:style style:name="T27" style:family="text">
      <style:text-properties fo:color="#66e1f8" style:font-name="Monospace" fo:font-size="10pt" style:font-size-asian="10pt"/>
    </style:style>
    <style:style style:name="T28" style:family="text">
      <style:text-properties fo:color="#80f6a7" style:font-name="Monospace" fo:font-size="10pt" style:font-size-asian="10pt"/>
    </style:style>
    <style:style style:name="T29" style:family="text">
      <style:text-properties fo:color="#f3ec79" style:font-name="Monospace" fo:font-size="10pt" style:font-size-asian="10pt"/>
    </style:style>
    <style:style style:name="T30" style:family="text">
      <style:text-properties officeooo:rsid="0011a2bc"/>
    </style:style>
    <style:style style:name="T31" style:family="text">
      <style:text-properties fo:color="#8ddaf8" style:font-name="Monospace" fo:font-size="10pt" fo:font-style="italic" fo:font-weight="bold" style:font-size-asian="10pt" style:font-style-asian="italic" style:font-weight-asian="bold"/>
    </style:style>
    <style:style style:name="T32" style:family="text">
      <style:text-properties officeooo:rsid="001b669d"/>
    </style:style>
    <style:style style:name="T33" style:family="text">
      <style:text-properties officeooo:rsid="001d0aba"/>
    </style:style>
    <style:style style:name="T34" style:family="text">
      <style:text-properties officeooo:rsid="0021702c"/>
    </style:style>
    <style:style style:name="T35" style:family="text">
      <style:text-properties style:font-name="Liberation Serif" fo:font-size="12pt" style:font-size-asian="12pt" style:font-size-complex="12pt"/>
    </style:style>
    <style:style style:name="T36" style:family="text">
      <style:text-properties style:font-name="Liberation Serif" fo:font-size="12pt" officeooo:rsid="00241d19" style:font-size-asian="12pt" style:font-size-complex="12pt"/>
    </style:style>
    <style:style style:name="T37" style:family="text">
      <style:text-properties officeooo:rsid="0028bc4d"/>
    </style:style>
    <style:style style:name="T38" style:family="text">
      <style:text-properties officeooo:rsid="002b5aed"/>
    </style:style>
    <style:style style:name="T39"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2d50fc" fo:background-color="transparent" loext:char-shading-value="0" style:font-size-asian="12pt" style:font-size-complex="12pt"/>
    </style:style>
    <style:style style:name="T41"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cm" loext:border="none"/>
    </style:style>
    <style:style style:name="T42" style:family="text">
      <style:text-properties fo:font-variant="normal" fo:text-transform="none" fo:color="#000000" style:font-name="Liberation Serif" fo:font-size="12pt" fo:letter-spacing="normal" fo:font-style="normal" fo:font-weight="normal"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2f57c8"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3093b8"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36ed3a"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377946"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36ed3a" style:font-size-asian="12pt" style:font-style-asian="normal" style:font-size-complex="12pt" style:font-style-complex="normal" loext:padding="0cm" loext:border="none"/>
    </style:style>
    <style:style style:name="T48" style:family="text">
      <style:text-properties fo:font-variant="normal" fo:text-transform="none" fo:color="#000000" style:font-name="Liberation Serif" fo:font-size="12pt" fo:letter-spacing="normal" fo:font-style="normal" fo:font-weight="normal" fo:background-color="#f0f3f5" loext:char-shading-value="0" style:font-size-asian="12pt" style:font-size-complex="12pt" loext:padding="0cm" loext:border="none"/>
    </style:style>
    <style:style style:name="T49" style:family="text">
      <style:text-properties fo:font-variant="normal" fo:text-transform="none" fo:color="#000000" style:font-name="Liberation Serif" fo:font-size="12pt" fo:letter-spacing="normal" fo:font-weight="normal" style:font-size-asian="12pt" style:font-size-complex="12pt" loext:padding="0cm" loext:border="none"/>
    </style:style>
    <style:style style:name="T50" style:family="text">
      <style:text-properties fo:font-variant="normal" fo:text-transform="none" fo:color="#000000" style:font-name="Liberation Serif" fo:font-size="12pt" fo:letter-spacing="normal" fo:font-weight="normal" officeooo:rsid="0036ed3a" style:font-size-asian="12pt" style:font-size-complex="12pt" loext:padding="0cm" loext:border="none"/>
    </style:style>
    <style:style style:name="T51" style:family="text">
      <style:text-properties officeooo:rsid="002dfa09"/>
    </style:style>
    <style:style style:name="T52" style:family="text">
      <style:text-properties fo:color="#000000" officeooo:rsid="002e525b" fo:background-color="transparent" loext:char-shading-value="0"/>
    </style:style>
    <style:style style:name="T53" style:family="text">
      <style:text-properties fo:color="#000000" officeooo:rsid="002f57c8" fo:background-color="transparent" loext:char-shading-value="0"/>
    </style:style>
    <style:style style:name="T54" style:family="text">
      <style:text-properties officeooo:rsid="002f57c8"/>
    </style:style>
    <style:style style:name="T55" style:family="text">
      <style:text-properties officeooo:rsid="0036ed3a"/>
    </style:style>
    <style:style style:name="T56" style:family="text">
      <style:text-properties style:font-name="Monospace" fo:font-size="10pt" style:font-size-asian="10pt"/>
    </style:style>
    <style:style style:name="T57" style:family="text">
      <style:text-properties style:font-name="Monospace" fo:font-size="10pt" fo:background-color="transparent" loext:char-shading-value="0" style:font-size-asian="10pt"/>
    </style:style>
    <style:style style:name="T58" style:family="text">
      <style:text-properties fo:color="#666666" style:font-name="Monospace" fo:font-size="10pt" fo:font-style="italic" style:font-size-asian="10pt" style:font-style-asian="italic"/>
    </style:style>
    <style:style style:name="T59" style:family="text">
      <style:text-properties fo:color="#666666" style:font-name="Monospace" fo:font-size="10pt" fo:font-style="italic" style:font-size-asian="10pt" style:font-style-asian="italic" style:font-style-complex="italic"/>
    </style:style>
    <style:style style:name="T60" style:family="text">
      <style:text-properties fo:color="#666666" style:font-name="Monospace" fo:font-size="10pt" style:font-size-asian="10pt"/>
    </style:style>
    <style:style style:name="T61" style:family="text">
      <style:text-properties fo:color="#ff8000" style:font-name="Monospace" fo:font-size="10pt" style:font-size-asian="10pt"/>
    </style:style>
    <style:style style:name="T62" style:family="text">
      <style:text-properties fo:color="#ff8000" style:font-name="Monospace" fo:font-size="10pt" fo:background-color="transparent" loext:char-shading-value="0" style:font-size-asian="10pt"/>
    </style:style>
    <style:style style:name="T63" style:family="text">
      <style:text-properties fo:color="#bf0041" style:font-name="Monospace" fo:font-size="10pt" style:font-size-asian="10pt"/>
    </style:style>
    <style:style style:name="T64" style:family="text">
      <style:text-properties fo:color="#808080" style:font-name="Monospace" fo:font-size="10pt" style:font-size-asian="10pt"/>
    </style:style>
    <style:style style:name="T65" style:family="text">
      <style:text-properties fo:color="#808080" style:font-name="Monospace" fo:font-size="10pt" officeooo:rsid="0039ea90" style:font-size-asian="10pt"/>
    </style:style>
    <style:style style:name="T66" style:family="text">
      <style:text-properties fo:color="#2a6099" style:font-name="Monospace" fo:font-size="10pt" style:font-size-asian="10pt"/>
    </style:style>
    <style:style style:name="T67" style:family="text">
      <style:text-properties fo:color="#2a6099" style:font-name="Monospace" fo:font-size="10pt" fo:font-style="italic" style:font-size-asian="10pt" style:font-style-asian="italic"/>
    </style:style>
    <style:style style:name="T68" style:family="text">
      <style:text-properties fo:color="#00a933" style:font-name="Monospace" fo:font-size="10pt" fo:background-color="transparent" loext:char-shading-value="0" style:font-size-asian="10pt"/>
    </style:style>
    <style:style style:name="T69" style:family="text">
      <style:text-properties fo:color="#00a933" style:font-name="Monospace" fo:font-size="10pt" style:font-size-asian="10pt"/>
    </style:style>
    <style:style style:name="T70" style:family="text">
      <style:text-properties officeooo:rsid="0039ea90"/>
    </style:style>
    <style:style style:name="T71" style:family="text">
      <style:text-properties officeooo:rsid="003d76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45270738" text:style-name="L1">
        <text:list-item>
          <text:p text:style-name="P36">MVC é um padrão de projeto <text:span text:style-name="T1">Model, View e Controller</text:span>, Spring Boot é um framework. </text:p>
          <text:p text:style-name="P36"/>
        </text:list-item>
        <text:list-item>
          <text:p text:style-name="P37">Spring MVC é o padrão de projeto mvc mais o framework spring boot </text:p>
          <text:p text:style-name="P36"/>
        </text:list-item>
        <text:list-item>
          <text:p text:style-name="P36">Spring boot vem com o Tomcat integrado </text:p>
          <text:p text:style-name="P36"/>
        </text:list-item>
        <text:list-item>
          <text:p text:style-name="P35">Como View, o Spring MVC usa Thymeleaf</text:p>
          <text:p text:style-name="P35"/>
        </text:list-item>
        <text:list-item>
          <text:p text:style-name="P35">O Thymeleaf é uma alternativa a tecnologia JSP, serve para gerar HTML dinamicamente</text:p>
          <text:p text:style-name="P35"/>
        </text:list-item>
        <text:list-item>
          <text:p text:style-name="P38">O spring já vem com uma classe main chamada nomeDaClasseApplication.java, ela serve para dar inicio a tudo, o html fica dentro de src/main/resources/templates, é bom ter um controlador para cada pagina.</text:p>
          <text:p text:style-name="P38"/>
        </text:list-item>
        <text:list-item>
          <text:p text:style-name="P38">Controller/Controlador – vai portar as actions, ele que vai cuidar de cada acão dentro da pagina.</text:p>
          <text:p text:style-name="P38"/>
        </text:list-item>
        <text:list-item>
          <text:p text:style-name="P38">Action – é cada acão que pode acontecer dentro de uma pagina, como apagar um dado ou coisa do tipo</text:p>
          <text:p text:style-name="P38"/>
        </text:list-item>
        <text:list-item>
          <text:p text:style-name="P40">Para deixar o site bonitinho usamos BootStrap, para vermos os comandos possíveis basta acessar <text:a xlink:type="simple" xlink:href="https://getbootstrap.com/" text:style-name="Internet_20_link" text:visited-style-name="Visited_20_Internet_20_Link">https://getbootstrap.com</text:a>, <text:span text:style-name="T8">o BootStrap n faz necessariamente parte do Spring MVC tanto que você tem que “baixar” ele por fora, mas é uma ferramenta que ajuda muito </text:span></text:p>
          <text:p text:style-name="P41"/>
        </text:list-item>
        <text:list-item>
          <text:p text:style-name="P41">Nos usamos o Repository da mesma forma que no Spring data, caso você queira lembra da uma olhada lá, afinal é com esse repository que todas as buscas são feitas</text:p>
          <text:p text:style-name="P42"/>
        </text:list-item>
        <text:list-item>
          <text:p text:style-name="P42">Para fazer um autenticacão ou coisa do tipo, lidar com coisas relacionadas a seguranca, você vai usar o Spring Security, para ficar mais tranquilo de entender ele vou colocar em outro arquivo</text:p>
        </text:list-item>
      </text:list>
      <text:p text:style-name="P3"/>
      <text:p text:style-name="P3"/>
      <text:list xml:id="list2852582582" text:style-name="L2">
        <text:list-header>
          <text:p text:style-name="P49"/>
        </text:list-header>
        <text:list-item>
          <text:p text:style-name="P50">Thymeleaf comandos:</text:p>
        </text:list-item>
      </text:list>
      <text:p text:style-name="P24"><text:span text:style-name="T4">th:text=”${nomeVariavel}” </text:span><text:span text:style-name="T2">– escreve a variavel </text:span></text:p>
      <text:p text:style-name="P25"><text:span text:style-name="T4">th:each=”pedido : ${pedidos}”</text:span><text:span text:style-name="T5"> </text:span><text:span text:style-name="T2">– é um for each </text:span><text:line-break/></text:p>
      <text:p text:style-name="P1"/>
      <text:p text:style-name="P1"/>
      <text:p text:style-name="P2"/>
      <text:p text:style-name="P2"/>
      <text:list xml:id="list1063443828" text:style-name="L3">
        <text:list-item>
          <text:p text:style-name="P39"><text:span text:style-name="T7">Controller:</text:span> </text:p>
        </text:list-item>
      </text:list>
      <text:p text:style-name="P2"/>
      <text:p text:style-name="P2"><text:span text:style-name="T1">- P</text:span>ara marcar um controlador você deve dar a ele a anotacão <text:span text:style-name="T3">@Controller.</text:span></text:p>
      <text:p text:style-name="P15">- Para <text:span text:style-name="T2">mapear </text:span><text:span text:style-name="T8">um c</text:span><text:span text:style-name="T2">ontrolador você</text:span><text:span text:style-name="T8"> vai necessitar usar uma anotacão de mapping</text:span></text:p>
      <text:p text:style-name="P16">- O controlador é como se fosse uma porta para o html e nessa porta você decide se vai querer fazer alguma coisa relacionada ao java em si ou não, esse espaco entre a assinatura e o return é o espaco que você manipular suas informacoes, mexer com o banco de dados entre outros.</text:p>
      <text:p text:style-name="P15"/>
      <text:p text:style-name="P15"/>
      <text:p text:style-name="P26"><text:soft-page-break/><text:span text:style-name="T40">N</text:span><text:span text:style-name="T39">ão é uma boa prática retornar entidades JPA nos métodos dos </text:span><text:span text:style-name="Emphasis"><text:span text:style-name="T41">controllers</text:span></text:span><text:span text:style-name="T39">, sendo mais indicado retornar classes que seguem o padrão </text:span><text:span text:style-name="Strong_20_Emphasis"><text:span text:style-name="T41">DTO</text:span></text:span><text:span text:style-name="T39"> (</text:span><text:span text:style-name="Emphasis"><text:span text:style-name="T41">Data Transfer Object</text:span></text:span><text:span text:style-name="T39">);</text:span></text:p>
      <text:p text:style-name="P15"/>
      <text:p text:style-name="P16">Exemplo de controller </text:p>
      <text:p text:style-name="P27"/>
      <text:p text:style-name="P16"/>
      <text:p text:style-name="P16"/>
      <text:p text:style-name="P17"><text:span text:style-name="T9">@GetMapping</text:span><text:span text:style-name="T12">(</text:span><text:span text:style-name="T15">"formulario"</text:span><text:span text:style-name="T12">)</text:span></text:p>
      <text:p text:style-name="P28"><text:span text:style-name="T18"><text:tab/></text:span><text:span text:style-name="T19">public</text:span><text:span text:style-name="T18"> </text:span><text:span text:style-name="T20">String</text:span><text:span text:style-name="T18"> </text:span><text:span text:style-name="T21">formulario</text:span><text:span text:style-name="T12">()</text:span><text:span text:style-name="T18"> </text:span><text:span text:style-name="T12">{</text:span></text:p>
      <text:p text:style-name="P28"><text:span text:style-name="T18"><text:tab/></text:span><text:span text:style-name="T19">return</text:span><text:span text:style-name="T18"> </text:span><text:span text:style-name="T15">"/pedido/formulario"</text:span><text:span text:style-name="T22">;</text:span></text:p>
      <text:p text:style-name="P17"><text:span text:style-name="T18"><text:tab/></text:span><text:span text:style-name="T12">}</text:span></text:p>
      <text:p text:style-name="P4"/>
      <text:p text:style-name="P4"/>
      <text:p text:style-name="P7">Mapping </text:p>
      <text:p text:style-name="P7"/>
      <text:p text:style-name="P7">Para mapear um metodo do controller é simples você vai usar uma anotacão dependo da requisicão a anotacão mais generica é @RequestMapping mas caso a requisicão venha com um Post ou Get você vai ter que usar um complemento para essa anotacão RequestMapping(method = RequestMethod.GET) ou <text:s/>RequestMapping(method = RequestMethod.POST), alem disso você também tem que adicionar o local que é para essa requisicão ser enviada ent fica RequestMapping(method = RequestMethod.POST, “endereco”), mas existe uma forma mais simples de fazer isso, usando anotacoes mais especificas como o GetMapping e o PostMapping, eles são especificamente para requisicoes Get ou Post e entre os parênteses você só vai precisar passar o endereco </text:p>
      <text:p text:style-name="P7"/>
      <text:p text:style-name="P11">se você passar um /(nome aleatorio) você vai estar pegando o endereco e atribuindo ele a uma variavel, e o nome dessa variavel vai ser o “nome aleatorio“ que eu citei a cima, a explicacão ficou meio confusa, mas segue esse exemplo: vamos dizer que a url é essa <text:a xlink:type="simple" xlink:href="http://localhost:8080/home" text:style-name="Internet_20_link" text:visited-style-name="Visited_20_Internet_20_Link">http://localhost:8080/home</text:a></text:p>
      <text:p text:style-name="P11">e não tem nenhum metodo em nenhum lugar que tem uma mapeacão para home, caso você tenha um metodo com uma anotacão de mapping, exemplo @GetRequest, e nele você passa o (/<text:span text:style-name="T71">{</text:span>nome aleatorio<text:span text:style-name="T71">}</text:span>) como parametro pra esse mapping você vai estar atribuindo aquele home a uma variavel referenciada pelo nome aleatorio, exemplo @GetRequest(“/<text:span text:style-name="T71">{</text:span>status<text:span text:style-name="T71">}”</text:span>) agr tem essa variavel com nome status e valor home kkkkk, dessa forma você já consegue puxar esse metodo dentro do html só que para você usar esse valor dentro do metodo tem que fazer mais uma paradinha você vai ter que usar no parametro do metodo em si a anotacão <text:span text:style-name="T10">@PathVariable</text:span><text:span text:style-name="T13">(</text:span><text:span text:style-name="T16">"status"</text:span><text:span text:style-name="T13">) </text:span><text:span text:style-name="T35">o “status” que eu coloquei dentro de PathVariable é o nome que você deu dentro do GetRequest depois de usar o PathVariable você vai colocar a variavel que você quer atribuir ele, no final fica algo assim: <text:s/></text:span><text:span text:style-name="T6">AssinaturaDeMetodoQualquer(</text:span><text:span text:style-name="T11">@PathVariable</text:span><text:span text:style-name="T14">(</text:span><text:span text:style-name="T17">"status"</text:span><text:span text:style-name="T14">) String nome) </text:span><text:span text:style-name="T36">Agora a variavel nome é igual a home que a gente pegou la em cima </text:span></text:p>
      <text:p text:style-name="P13"><text:s/></text:p>
      <text:list xml:id="list2014616128" text:style-name="L4">
        <text:list-item>
          <text:p text:style-name="P43">DTO (Data Transfer Object)</text:p>
        </text:list-item>
      </text:list>
      <text:p text:style-name="P8"/>
      <text:p text:style-name="P8">Essa DTO é resumidamente uma copia de uma entidade, com algumas informacoes a menos, ela n vem com nenhuma anotacão especial ou coisa do tipo, a utilidade dela é a seguinte, vamos dizer que você vai registrar alguma informacão no banco de dados via navegador, você vai criar essa dto com as referencias com os mesmos nomes que os inputs do html, você vai passar os valores desses inputs para o dto e dpois do dto para a entity e ai sim vai salvar </text:p>
      <text:p text:style-name="P8"/>
      <text:p text:style-name="P8">E<text:span text:style-name="T30">XEMPLO</text:span> <text:span text:style-name="T30">DE</text:span> <text:span text:style-name="T30">METODO</text:span> <text:span text:style-name="T30">DE CONTROLADOR QUE</text:span> <text:span text:style-name="T30">VAI</text:span> <text:span text:style-name="T30">UMA</text:span> DTO, <text:span text:style-name="T30">nesse exemplo RequisicaoNovoPedido seria nossa dto, o metodo toPedido é um padrão para passar as informacões da dto para a entity</text:span></text:p>
      <text:p text:style-name="P8"><text:soft-page-break/></text:p>
      <text:p text:style-name="P5"><text:span text:style-name="T9">@PostMapping</text:span><text:span text:style-name="T12">(</text:span><text:span text:style-name="T15">"novo"</text:span><text:span text:style-name="T12">)</text:span></text:p>
      <text:p text:style-name="P28"><text:span text:style-name="T18"><text:tab/></text:span><text:span text:style-name="T19">public</text:span><text:span text:style-name="T18"> </text:span><text:span text:style-name="T23">String</text:span><text:span text:style-name="T18"> </text:span><text:span text:style-name="T21">novo</text:span><text:span text:style-name="T12">(</text:span><text:span text:style-name="T20">RequisicaoNovoPedido</text:span><text:span text:style-name="T18"> </text:span><text:span text:style-name="T24">requisicao</text:span><text:span text:style-name="T12">)</text:span><text:span text:style-name="T18"> </text:span><text:span text:style-name="T12">{</text:span></text:p>
      <text:p text:style-name="P28"><text:span text:style-name="T18"><text:tab/><text:tab/></text:span><text:span text:style-name="T20">Pedido</text:span><text:span text:style-name="T18"> </text:span><text:span text:style-name="T25">pedido</text:span><text:span text:style-name="T18"> </text:span><text:span text:style-name="T22">=</text:span><text:span text:style-name="T18"> </text:span><text:span text:style-name="T24">requisicao</text:span><text:span text:style-name="T22">.</text:span><text:span text:style-name="T26">toPedido</text:span><text:span text:style-name="T12">()</text:span><text:span text:style-name="T22">;</text:span></text:p>
      <text:p text:style-name="P28"><text:span text:style-name="T18"><text:tab/><text:tab/></text:span><text:span text:style-name="T27">repository</text:span><text:span text:style-name="T22">.</text:span><text:span text:style-name="T28">save</text:span><text:span text:style-name="T12">(</text:span><text:span text:style-name="T29">pedido</text:span><text:span text:style-name="T12">)</text:span><text:span text:style-name="T22">;</text:span></text:p>
      <text:p text:style-name="P28"><text:span text:style-name="T18"><text:tab/><text:tab/></text:span><text:span text:style-name="T19">return</text:span><text:span text:style-name="T18"> </text:span><text:span text:style-name="T15">"/pedido/formulario"</text:span><text:span text:style-name="T22">;</text:span></text:p>
      <text:p text:style-name="P5"><text:span text:style-name="T18"><text:tab/></text:span><text:span text:style-name="T12">}</text:span></text:p>
      <text:p text:style-name="P5"/>
      <text:p text:style-name="P9">METODO toPedido</text:p>
      <text:p text:style-name="P6"/>
      <text:p text:style-name="P6"><text:span text:style-name="T19">public</text:span><text:span text:style-name="T18"> </text:span><text:span text:style-name="T20">Pedido</text:span><text:span text:style-name="T18"> </text:span><text:span text:style-name="T21">toPedido</text:span><text:span text:style-name="T12">()</text:span><text:span text:style-name="T18"> </text:span><text:span text:style-name="T12">{</text:span></text:p>
      <text:p text:style-name="P29"><text:tab/><text:tab/></text:p>
      <text:p text:style-name="P28"><text:span text:style-name="T18"><text:tab/><text:tab/></text:span><text:span text:style-name="T20">System</text:span><text:span text:style-name="T22">.</text:span><text:span text:style-name="T31">out</text:span><text:span text:style-name="T22">.</text:span><text:span text:style-name="T26">println</text:span><text:span text:style-name="T12">(</text:span><text:span text:style-name="T27">descricao</text:span><text:span text:style-name="T12">)</text:span><text:span text:style-name="T22">;</text:span></text:p>
      <text:p text:style-name="P28"><text:span text:style-name="T18"><text:tab/><text:tab/></text:span><text:span text:style-name="T20">Pedido</text:span><text:span text:style-name="T18"> </text:span><text:span text:style-name="T25">pedido</text:span><text:span text:style-name="T18"> </text:span><text:span text:style-name="T22">=</text:span><text:span text:style-name="T18"> </text:span><text:span text:style-name="T19">new</text:span><text:span text:style-name="T18"> </text:span><text:span text:style-name="T26">Pedido</text:span><text:span text:style-name="T12">()</text:span><text:span text:style-name="T22">;</text:span></text:p>
      <text:p text:style-name="P28"><text:span text:style-name="T18"><text:tab/><text:tab/></text:span><text:span text:style-name="T29">pedido</text:span><text:span text:style-name="T22">.</text:span><text:span text:style-name="T26">setNomeProduto</text:span><text:span text:style-name="T12">(</text:span><text:span text:style-name="T27">nomeProduto</text:span><text:span text:style-name="T12">)</text:span><text:span text:style-name="T22">;</text:span></text:p>
      <text:p text:style-name="P28"><text:span text:style-name="T18"><text:tab/><text:tab/></text:span><text:span text:style-name="T29">pedido</text:span><text:span text:style-name="T22">.</text:span><text:span text:style-name="T26">setUrlImagem</text:span><text:span text:style-name="T12">(</text:span><text:span text:style-name="T27">urlImagem</text:span><text:span text:style-name="T12">)</text:span><text:span text:style-name="T22">;</text:span></text:p>
      <text:p text:style-name="P28"><text:span text:style-name="T18"><text:tab/><text:tab/></text:span><text:span text:style-name="T29">pedido</text:span><text:span text:style-name="T22">.</text:span><text:span text:style-name="T26">setDescricao</text:span><text:span text:style-name="T12">(</text:span><text:span text:style-name="T27">descricao</text:span><text:span text:style-name="T12">)</text:span><text:span text:style-name="T22">;</text:span></text:p>
      <text:p text:style-name="P28"><text:span text:style-name="T18"><text:tab/><text:tab/></text:span><text:span text:style-name="T29">pedido</text:span><text:span text:style-name="T22">.</text:span><text:span text:style-name="T26">setUrlPedido</text:span><text:span text:style-name="T12">(</text:span><text:span text:style-name="T27">urlProduto</text:span><text:span text:style-name="T12">)</text:span><text:span text:style-name="T22">;</text:span></text:p>
      <text:p text:style-name="P28"><text:span text:style-name="T18"><text:tab/><text:tab/></text:span><text:span text:style-name="T19">return</text:span><text:span text:style-name="T18"> </text:span><text:span text:style-name="T29">pedido</text:span><text:span text:style-name="T22">;</text:span></text:p>
      <text:p text:style-name="P28"><text:span text:style-name="T18"><text:tab/></text:span><text:span text:style-name="T12">}</text:span></text:p>
      <text:p text:style-name="P18"><text:tab/></text:p>
      <text:p text:style-name="P5"/>
      <text:p text:style-name="P5"/>
      <text:p text:style-name="P10">Validacão</text:p>
      <text:p text:style-name="P10"/>
      <text:p text:style-name="P10">Em alguns casos passamos formularios em que algumas informacões não podem ficar em branco <text:span text:style-name="T32">ou coisa do tipo</text:span>, nesse caso nos precisamos fazer uma validacão, fazemos isso de uma maneira facil com o Bean Validation<text:span text:style-name="T33">(a partir da versão 2.3 do Spring você vai precisar de uma dependecia para usar o Bean </text:span><text:span text:style-name="T51">o nome dela é Starter Validation</text:span><text:span text:style-name="T33"> vai atras dela kkkkkk, ce consegue)</text:span>, o bean validation disponibiliza diversas anotacões que vão facilitar a vida do programador, como o @NotBlank que exige que a variavel associada a ele não seja vazia ou nula, nos usamos essas anotacões na DTO que esta recebendo os inputs, para associar uma anotacão a uma variavel basta apenas colocar a anotacão em cima da variavel, colocar essas anotacões é o primeiro passo para a validacão, pós isso você vai ter que ir la no metodo do controller que a acão que você quer validar esta ocorrendo, e vai colocar uma anotacão nos parametros da assinatura desse metodo, <text:span text:style-name="T32">a</text:span> anotacão <text:span text:style-name="T32">@Valid</text:span> referente a DTO que la esta sendo referenciada(obviamente se você quer fazer uma validacão desse tipo você vai ter uma DTO lá) <text:span text:style-name="T32">a mensagem que você tá passando para o Spring com essa anotacão é algo como “olha dentro dessa DTO tá acontecendo uma validacão da uma checada lá e me retorna se tá tudo certo”</text:span>, alem dessa anotacão você tambem vai colocar outro parametro lá <text:s/><text:span text:style-name="T32">BindingResult o retorno que você pediu vai tá nessa variavel, por causa de todo essa processo que você já fez você pode colocar essa interface como parametro, e você vai usar essa interface para ter uma resposta em boolean de se a validacão lá aconteceu tranquila, tudo em conformidade, ou se n cumpriu algum requisito que você colocou lá, você vai conseguir essa resposta usando um metodo do BindingResult o hasErrors() ele vai devolver um boolean onde true é que aconteceu um erro la dentro ou seja n cumpriu algum requisito, ou um false, que é que tudo foi pelos conforme e você pode seguir tudo normalmente, </text:span><text:span text:style-name="T34">cada anotacão de validacão vem com uma mensagem de erro default, como a @NotBlank que vem com um “esse campo não pode ficar em branco” você pode mudar essa mensagem com o parametro da anotacão de validacão “message”, no final fica algo como @NotBlank(message=”o campo produto não deve ficar em branco”), no curso a gente pega essa mensagem depois usando thymeleaf</text:span></text:p>
      <text:p text:style-name="P10"/>
      <text:p text:style-name="P12">Simplifando JSON de <text:span text:style-name="T54">erro</text:span> de <text:span text:style-name="T55">validacão</text:span></text:p>
      <text:p text:style-name="P23"><text:span text:style-name="T53">para fazer isso vamos fazer </text:span><text:span text:style-name="T52">um tratamento de erros, </text:span><text:span text:style-name="T53">esse tratamento</text:span><text:span text:style-name="T52"> vai servir para qualquer controller, ent a logica n vai ficar </text:span><text:span text:style-name="T53">em um</text:span><text:span text:style-name="T52"> controller, </text:span><text:span text:style-name="T42">O Spring tem uma solução para esse tipo de cenário. A solução é criar uma espécie de interceptador. Toda vez que acontecer uma </text:span><text:span text:style-name="Emphasis"><text:span text:style-name="T49">exception </text:span></text:span><text:span text:style-name="Emphasis"><text:span text:style-name="T50">q</text:span></text:span><text:span text:style-name="Emphasis"><text:span text:style-name="T47">ue </text:span></text:span><text:soft-page-break/><text:span text:style-name="Emphasis"><text:span text:style-name="T47">foi selecionado pelo interceptador</text:span></text:span><text:span text:style-name="T42">, em qualquer método de qualquer </text:span><text:span text:style-name="Source_20_Text"><text:span text:style-name="T48">Controller</text:span></text:span><text:span text:style-name="T42">, o Spring automaticamente vai chamar esse interceptador, e nós faremos o tratamento apropriado. Esse interceptador é chamado de </text:span><text:span text:style-name="Emphasis"><text:span text:style-name="T49">Controller Advice</text:span></text:span><text:span text:style-name="T42">. A ideia é criarmos uma classe e transformá-la em um </text:span><text:span text:style-name="Emphasis"><text:span text:style-name="T49">Controller Advice</text:span></text:span><text:span text:style-name="T42">, onde vamos fazer o tratamento do erro, </text:span><text:span text:style-name="T43">para transformarmos uma classe em Controller Advice precisamos usar uma anotacão: @ControllerAdvice, caso esteja usando rest que é o caso usamos @RestControllerAdvice, dentro dessa classe fazemos um metodo e colocamos para ele uma anotacão chamada @ExceptionHandler que vai receber como parametro que tipo de erro ela vai tratar(no caso da validacão é a “MethodArgumentNotValidException.class”</text:span><text:span text:style-name="T45">)</text:span><text:span text:style-name="T43">, ent toda vezes que um erro desses acontecer o metodo vai rodar, </text:span><text:span text:style-name="T45">porem usando esse interceptador o sistema n considera um erro e acaba devolvendo 200 para o cliente, caso queiramos devolver outro codigo usamos a anotacão @ResponseStatus(code = HttpStatus.BAD_REQUEST) HttpStatus é um enum e dependendo doq você quer que ele devolva você vai usar um “status” diferente</text:span><text:span text:style-name="T43">, o nosso metodo que leva essa anotacão vai receber a mesma excecão como parametro, para </text:span><text:span text:style-name="T44">pegarmos as informacões do erro, essa simplificacão se resume em fazer uma DTO para o erro </text:span><text:span text:style-name="T45">e</text:span><text:span text:style-name="T44"> passar apenas as informacões que nos interessa para essa DTO e depois retornar </text:span><text:span text:style-name="T46">uma lista com </text:span><text:span text:style-name="T44">ela.</text:span></text:p>
      <text:p text:style-name="P45"/>
      <text:p text:style-name="P46">@RestControllerAdvice</text:p>
      <text:p text:style-name="P31"><text:span text:style-name="T56">public class ErroValidacaoHandler {</text:span></text:p>
      <text:p text:style-name="P33"><text:tab/></text:p>
      <text:p text:style-name="P34">//<text:span text:style-name="T70">Injetando para passar mensagem de erro</text:span></text:p>
      <text:p text:style-name="P31"><text:span text:style-name="T56"><text:tab/></text:span><text:span text:style-name="T59">@Autowired</text:span></text:p>
      <text:p text:style-name="P31"><text:span text:style-name="T56"><text:tab/>private </text:span><text:span text:style-name="T69">MessageSource</text:span><text:span text:style-name="T56"> messageSource;</text:span></text:p>
      <text:p text:style-name="P33"><text:tab/></text:p>
      <text:p text:style-name="P31"><text:span text:style-name="T56"><text:tab/></text:span><text:span text:style-name="T58">@ResponseStatus</text:span><text:span text:style-name="T60">(code = </text:span><text:span text:style-name="T58">HttpStatus</text:span><text:span text:style-name="T60">.</text:span><text:span text:style-name="T58">BAD_REQUEST</text:span><text:span text:style-name="T60">)</text:span></text:p>
      <text:p text:style-name="P31"><text:span text:style-name="T56"><text:tab/></text:span><text:span text:style-name="T58">@ExceptionHandler</text:span><text:span text:style-name="T60">(MethodArgumentNotValidException.class)</text:span></text:p>
      <text:p text:style-name="P31"><text:span text:style-name="T56"><text:tab/></text:span><text:span text:style-name="T61">public</text:span><text:span text:style-name="T56"> </text:span><text:span text:style-name="T57">List&lt;</text:span><text:span text:style-name="T68">ErroDeFormularioDto</text:span><text:span text:style-name="T57">&gt;</text:span><text:span text:style-name="T56"> handle(</text:span><text:span text:style-name="T69">MethodArgumentNotValidException</text:span><text:span text:style-name="T56"> exception) {</text:span></text:p>
      <text:p text:style-name="P31"><text:span text:style-name="T56"><text:tab/><text:tab/>List&lt;</text:span><text:span text:style-name="T69">ErroDeFormularioDto</text:span><text:span text:style-name="T56">&gt; dto = </text:span><text:span text:style-name="T63">new</text:span><text:span text:style-name="T56"> <text:tab/>ArrayList&lt;</text:span><text:span text:style-name="T69">ErroDeFormularioDto</text:span><text:span text:style-name="T56">&gt;();</text:span></text:p>
      <text:p text:style-name="P33"><text:tab/><text:tab/></text:p>
      <text:p text:style-name="P32"><text:span text:style-name="T64"><text:tab/>//</text:span><text:span text:style-name="T65">capturando o erro e colocando ele em uma lista</text:span></text:p>
      <text:p text:style-name="P31"><text:span text:style-name="T56"><text:tab/><text:tab/>List&lt;</text:span><text:span text:style-name="T69">FieldError</text:span><text:span text:style-name="T56">&gt; fieldErrors <text:tab/><text:tab/>exception.</text:span><text:span text:style-name="T66">getBindingResult</text:span><text:span text:style-name="T56">().</text:span><text:span text:style-name="T66">getFieldErrors</text:span><text:span text:style-name="T56">(); </text:span></text:p>
      <text:p text:style-name="P33"/>
      <text:p text:style-name="P31"><text:span text:style-name="T56"><text:tab/><text:tab/>fieldErrors.forEach(e -&gt; {</text:span></text:p>
      <text:p text:style-name="P33"><text:tab/><text:tab/></text:p>
      <text:p text:style-name="P31"><text:span text:style-name="T56"><text:tab/></text:span><text:span text:style-name="T64">//</text:span><text:span text:style-name="T65">usando o MessageSource para pegar a mensagem e traduzir ela dependendo do local de acesso </text:span></text:p>
      <text:p text:style-name="P31"><text:span text:style-name="T56"><text:tab/><text:tab/><text:tab/>String mensagem = messageSource.</text:span><text:span text:style-name="T66">getMessage</text:span><text:span text:style-name="T56">(e, <text:tab/><text:tab/><text:tab/><text:tab/> <text:s text:c="2"/></text:span><text:span text:style-name="T69">LocaleContextHolder</text:span><text:span text:style-name="T56">.</text:span><text:span text:style-name="T67">getLocale</text:span><text:span text:style-name="T56">());</text:span></text:p>
      <text:p text:style-name="P33"/>
      <text:p text:style-name="P31"><text:span text:style-name="T56"><text:tab/><text:tab/><text:tab/></text:span><text:span text:style-name="T69">ErroDeFormularioDto</text:span><text:span text:style-name="T56"> erro = </text:span><text:span text:style-name="T63">new</text:span><text:span text:style-name="T56"> <text:tab/><text:tab/> <text:s text:c="24"/><text:tab/> <text:s text:c="2"/></text:span><text:span text:style-name="T69">ErroDeFormularioDto</text:span><text:span text:style-name="T56">(e.</text:span><text:span text:style-name="T66">getField</text:span><text:span text:style-name="T56">(), </text:span><text:span text:style-name="T61">mensagem</text:span><text:span text:style-name="T56">);</text:span></text:p>
      <text:p text:style-name="P31"><text:span text:style-name="T56"><text:tab/><text:tab/><text:tab/>dto.</text:span><text:span text:style-name="T66">add</text:span><text:span text:style-name="T56">(erro);</text:span></text:p>
      <text:p text:style-name="P31"><text:span text:style-name="T56"><text:tab/><text:tab/>});</text:span></text:p>
      <text:p text:style-name="P31"><text:span text:style-name="T56"><text:tab/><text:tab/></text:span><text:span text:style-name="T62">return</text:span><text:span text:style-name="T57"> dto;</text:span></text:p>
      <text:p text:style-name="P30"><text:span text:style-name="T18"><text:tab/></text:span><text:span text:style-name="T12">}</text:span></text:p>
      <text:p text:style-name="P47">}</text:p>
      <text:p text:style-name="P10"/>
      <text:list xml:id="list505819649" text:style-name="L5">
        <text:list-item>
          <text:p text:style-name="P44">Interceptor </text:p>
        </text:list-item>
      </text:list>
      <text:p text:style-name="P14"/>
      <text:p text:style-name="P19">O objetivo dele é interceptar requisições do usuário, <text:span text:style-name="T37">com ele nos podemos pegar informacões como o tempo que cada requisicão leva para retornar, quantas vezes uma funcão é chamada, entre outras coisas, aparentemente o uso do interceptor é mais para otimizar a API .</text:span></text:p>
      <text:p text:style-name="P19"/>
      <text:p text:style-name="P20">Para você criar um interceptor, você tem que criar uma classe, padronizadamente dentro de um pacote chamado “interceptor” e essa classe tem que estender a classe HandlerInterceptorAdapter, <text:soft-page-break/>essa classe vem com vários metodos entre eles o preHandle e o afterCompletion, o preHandler é para antes de comecar o processamento e o afterCompletion é depois da conversa ser gerada<text:span text:style-name="T38">(Ambos retornam um boolean e sempre devem retornar true)</text:span>, alem dessa classe que você criou, precisaremos de outra para manipular o acesso, o professor criou ela dentro da própria classe e a chamou de Acesso, essa classe deve conter 3 variaveis iniciais, path que um String e vai conter a url da requisicão, data que é um LocalDate e vai conter a hora inicio da requisicão, e duracao que é uma Duration e vai conter <text:span text:style-name="T38">a duracão da requisicão</text:span>, vamos manipular esse objeto “Acesso” dentro dos metodos de HandlerInterceptorAdapter. </text:p>
      <text:p text:style-name="P21"/>
      <text:p text:style-name="P22">Essa forma já esta “ultrapassada” para saber mais sobre monitoramento procure por Spring boot actuat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1:17:54.164447889</meta:creation-date>
    <dc:date>2022-03-22T19:55:20.095770439</dc:date>
    <meta:editing-duration>PT6H14M31S</meta:editing-duration>
    <meta:editing-cycles>16</meta:editing-cycles>
    <meta:generator>LibreOffice/6.4.7.2$Linux_X86_64 LibreOffice_project/40$Build-2</meta:generator>
    <meta:document-statistic meta:table-count="0" meta:image-count="0" meta:object-count="0" meta:page-count="5" meta:paragraph-count="83" meta:word-count="1786" meta:character-count="11407" meta:non-whitespace-character-count="9584"/>
  </office:meta>
</office:document-meta>
</file>